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6.74cm" table:align="left"/>
    </style:style>
    <style:style style:name="Table1.A" style:family="table-column">
      <style:table-column-properties style:column-width="3.237cm"/>
    </style:style>
    <style:style style:name="Table1.B" style:family="table-column">
      <style:table-column-properties style:column-width="3.50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099cm" table:align="left"/>
    </style:style>
    <style:style style:name="Table2.A" style:family="table-column">
      <style:table-column-properties style:column-width="3.406cm"/>
    </style:style>
    <style:style style:name="Table2.B" style:family="table-column">
      <style:table-column-properties style:column-width="10.402cm"/>
    </style:style>
    <style:style style:name="Table2.C" style:family="table-column">
      <style:table-column-properties style:column-width="3.291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ans" fo:font-size="11pt" fo:letter-spacing="normal" fo:font-style="normal" fo:font-weight="normal" style:font-size-asian="11pt" style:font-size-complex="11pt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ans" fo:font-size="11pt" fo:letter-spacing="normal" fo:font-style="normal" fo:font-weight="normal" style:font-size-asian="11pt" style:font-size-complex="11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ans" fo:font-size="11pt" fo:letter-spacing="normal" fo:font-style="normal" fo:font-weight="normal" officeooo:rsid="000c5475" officeooo:paragraph-rsid="000c5475" style:font-size-asian="11pt" style:font-size-complex="11pt"/>
    </style:style>
    <style:style style:name="P4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Liberation Sans" fo:font-size="11pt" fo:letter-spacing="normal" fo:font-style="normal" fo:font-weight="normal" style:font-size-asian="11pt" style:font-size-complex="11pt"/>
    </style:style>
    <style:style style:name="P5" style:family="paragraph" style:parent-style-name="Horizontal_20_Line">
      <style:text-properties style:font-name="Liberation Sans" fo:font-size="11pt" style:font-size-asian="11pt" style:font-size-complex="11pt"/>
    </style:style>
    <style:style style:name="P6" style:family="paragraph" style:parent-style-name="Standard">
      <style:text-properties style:font-name="Liberation Sans" fo:font-size="11pt" style:font-size-asian="11pt" style:font-size-complex="11pt"/>
    </style:style>
    <style:style style:name="P7" style:family="paragraph" style:parent-style-name="Table_20_Contents">
      <style:text-properties style:font-name="Liberation Sans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Liberation Sans" fo:font-size="11pt" style:font-size-asian="11pt" style:font-size-complex="11pt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line-height="150%" fo:text-align="start" style:justify-single-word="false" fo:orphans="2" fo:widows="2" fo:text-indent="0cm" style:auto-text-indent="false"/>
    </style:style>
    <style:style style:name="P10" style:family="paragraph" style:parent-style-name="Preformatted_20_Text">
      <style:paragraph-properties fo:margin-left="0cm" fo:margin-right="0cm" fo:line-height="150%" fo:text-align="start" style:justify-single-word="false" fo:orphans="2" fo:widows="2" fo:text-indent="0cm" style:auto-text-indent="false"/>
    </style:style>
    <style:style style:name="P11" style:family="paragraph" style:parent-style-name="Preformatted_20_Text">
      <style:paragraph-properties fo:line-height="150%" fo:text-align="start" style:justify-single-word="false" fo:orphans="2" fo:widows="2"/>
    </style:style>
    <style:style style:name="P12" style:family="paragraph" style:parent-style-name="Preformatted_20_Text">
      <style:paragraph-properties fo:margin-top="0cm" fo:margin-bottom="0.499cm" style:contextual-spacing="false" fo:line-height="150%" fo:text-align="start" style:justify-single-word="false" fo:orphans="2" fo:widows="2"/>
    </style:style>
    <style:style style:name="P13" style:family="paragraph" style:parent-style-name="Table_20_Contents">
      <style:paragraph-properties fo:margin-top="0cm" fo:margin-bottom="0.12cm" style:contextual-spacing="false"/>
    </style:style>
    <style:style style:name="P14" style:family="paragraph" style:parent-style-name="Table_20_Contents">
      <style:paragraph-properties fo:margin-left="0cm" fo:margin-right="0cm" fo:margin-top="0cm" fo:margin-bottom="0.12cm" style:contextual-spacing="false" fo:line-height="120%" fo:text-align="start" style:justify-single-word="false" fo:text-indent="0cm" style:auto-text-indent="false"/>
    </style:style>
    <style:style style:name="P15" style:family="paragraph" style:parent-style-name="Table_20_Contents">
      <style:text-properties officeooo:rsid="000f9145" officeooo:paragraph-rsid="000f9145"/>
    </style:style>
    <style:style style:name="P16" style:family="paragraph" style:parent-style-name="Table_20_Contents">
      <style:paragraph-properties fo:margin-top="0cm" fo:margin-bottom="0.12cm" style:contextual-spacing="false"/>
      <style:text-properties officeooo:rsid="000f9145" officeooo:paragraph-rsid="000f9145"/>
    </style:style>
    <style:style style:name="P17" style:family="paragraph" style:parent-style-name="Table_20_Contents">
      <style:paragraph-properties fo:margin-top="0cm" fo:margin-bottom="0.12cm" style:contextual-spacing="false"/>
      <style:text-properties officeooo:paragraph-rsid="000f9145"/>
    </style:style>
    <style:style style:name="P18" style:family="paragraph" style:parent-style-name="Table_20_Contents">
      <style:paragraph-properties fo:margin-top="0cm" fo:margin-bottom="0.12cm" style:contextual-spacing="false"/>
      <style:text-properties officeooo:paragraph-rsid="0010d3d1"/>
    </style:style>
    <style:style style:name="P19" style:family="paragraph" style:parent-style-name="Table_20_Contents">
      <style:paragraph-properties fo:margin-top="0cm" fo:margin-bottom="0.12cm" style:contextual-spacing="false"/>
      <style:text-properties officeooo:rsid="0010d3d1" officeooo:paragraph-rsid="0010d3d1"/>
    </style:style>
    <style:style style:name="P20" style:family="paragraph" style:parent-style-name="Table_20_Contents">
      <style:paragraph-properties fo:margin-top="0cm" fo:margin-bottom="0.12cm" style:contextual-spacing="false"/>
      <style:text-properties officeooo:rsid="00114c0b" officeooo:paragraph-rsid="00114c0b"/>
    </style:style>
    <style:style style:name="P21" style:family="paragraph" style:parent-style-name="Table_20_Contents">
      <style:paragraph-properties fo:margin-top="0cm" fo:margin-bottom="0.12cm" style:contextual-spacing="false"/>
      <style:text-properties officeooo:rsid="00145021" officeooo:paragraph-rsid="00145021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</style:style>
    <style:style style:name="P2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4" style:family="paragraph" style:parent-style-name="Text_20_body">
      <style:text-properties fo:font-size="2pt" style:font-size-asian="2pt" style:font-size-complex="2pt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ans" fo:font-size="11pt" fo:letter-spacing="normal" fo:font-style="normal" fo:font-weight="normal" officeooo:rsid="000c5475" officeooo:paragraph-rsid="000c5475" style:font-size-asian="11pt" style:font-size-complex="11pt"/>
    </style:style>
    <style:style style:name="P26" style:family="paragraph" style:parent-style-name="Table_20_Contents">
      <style:paragraph-properties fo:margin-top="0cm" fo:margin-bottom="0.12cm" style:contextual-spacing="false"/>
      <style:text-properties style:font-name="Liberation Sans" fo:font-size="10pt" officeooo:rsid="00114c0b" officeooo:paragraph-rsid="00114c0b" style:font-size-asian="10pt" style:font-size-complex="10pt"/>
    </style:style>
    <style:style style:name="P27" style:family="paragraph" style:parent-style-name="Table_20_Contents">
      <style:paragraph-properties fo:margin-top="0cm" fo:margin-bottom="0.12cm" style:contextual-spacing="false"/>
      <style:text-properties style:font-name="Liberation Sans" fo:font-size="10pt" style:font-size-asian="10pt" style:font-size-complex="10pt"/>
    </style:style>
    <style:style style:name="P28" style:family="paragraph" style:parent-style-name="Table_20_Contents">
      <style:paragraph-properties fo:margin-top="0cm" fo:margin-bottom="0.12cm" style:contextual-spacing="false"/>
      <style:text-properties style:font-name="Liberation Sans" fo:font-size="10pt" officeooo:rsid="0012c0ed" officeooo:paragraph-rsid="0012c0ed" style:font-size-asian="10pt" style:font-size-complex="10pt"/>
    </style:style>
    <style:style style:name="P29" style:family="paragraph" style:parent-style-name="Table_20_Contents">
      <style:paragraph-properties fo:margin-top="0cm" fo:margin-bottom="0.12cm" style:contextual-spacing="false"/>
    </style:style>
    <style:style style:name="P30" style:family="paragraph" style:parent-style-name="Table_20_Contents">
      <style:paragraph-properties fo:margin-top="0cm" fo:margin-bottom="0.12cm" style:contextual-spacing="false"/>
      <style:text-properties officeooo:rsid="00145d4b" officeooo:paragraph-rsid="00145d4b"/>
    </style:style>
    <style:style style:name="T1" style:family="text">
      <style:text-properties fo:font-variant="normal" fo:text-transform="none" fo:color="#000000" loext:opacity="100%" style:font-name="Liberation Sans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0c5475" style:font-size-asian="11pt" style:font-size-complex="11pt"/>
    </style:style>
    <style:style style:name="T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0f023b" style:font-size-asian="11pt" style:font-size-complex="11pt"/>
    </style:style>
    <style:style style:name="T4" style:family="text">
      <style:text-properties fo:font-variant="normal" fo:text-transform="none" fo:color="#000000" loext:opacity="100%" style:font-name="Liberation Sans" fo:font-size="11pt" fo:letter-spacing="normal" fo:font-style="normal" fo:font-weight="bold" style:font-size-asian="11pt" style:font-size-complex="11pt"/>
    </style:style>
    <style:style style:name="T5" style:family="text">
      <style:text-properties fo:font-variant="normal" fo:text-transform="none" fo:color="#708090" loext:opacity="100%" style:font-name="Liberation Sans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999999" loext:opacity="100%" style:font-name="Liberation Sans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style:font-name="Liberation Sans" fo:font-size="10pt" fo:font-style="normal" fo:font-weight="normal" style:font-size-asian="10pt" style:font-size-complex="10pt"/>
    </style:style>
    <style:style style:name="T8" style:family="text">
      <style:text-properties style:font-name="Liberation Sans" fo:font-size="10pt" style:font-size-asian="10pt" style:font-size-complex="10pt"/>
    </style:style>
    <style:style style:name="T9" style:family="text">
      <style:text-properties style:font-name="Liberation Sans" fo:font-size="10pt" officeooo:rsid="00114c0b" style:font-size-asian="10pt" style:font-size-complex="10pt"/>
    </style:style>
    <style:style style:name="T10" style:family="text">
      <style:text-properties style:font-name="Liberation Sans" fo:font-size="10pt" fo:font-weight="bold" style:font-size-asian="10pt" style:font-size-complex="10pt"/>
    </style:style>
    <style:style style:name="T11" style:family="text">
      <style:text-properties style:font-name="Liberation Sans" fo:font-size="10pt" officeooo:rsid="000f023b" style:font-name-asian="sans-serif" style:font-size-asian="10pt" style:font-name-complex="sans-serif" style:font-size-complex="10pt"/>
    </style:style>
    <style:style style:name="T12" style:family="text">
      <style:text-properties style:font-name="Liberation Sans" fo:font-size="10pt" officeooo:rsid="000c5475" style:font-name-asian="sans-serif" style:font-size-asian="10pt" style:font-name-complex="sans-serif" style:font-size-complex="10pt"/>
    </style:style>
    <style:style style:name="T13" style:family="text">
      <style:text-properties style:font-name="Liberation Sans" fo:font-size="10pt" officeooo:rsid="000f9145" style:font-name-asian="sans-serif" style:font-size-asian="10pt" style:font-name-complex="sans-serif" style:font-size-complex="10pt"/>
    </style:style>
    <style:style style:name="T14" style:family="text">
      <style:text-properties style:font-name="Liberation Sans" fo:font-size="10pt" officeooo:rsid="0010d3d1" style:font-name-asian="sans-serif" style:font-size-asian="10pt" style:font-name-complex="sans-serif" style:font-size-complex="10pt"/>
    </style:style>
    <style:style style:name="T15" style:family="text">
      <style:text-properties style:font-name="Liberation Sans" fo:font-size="10pt" officeooo:rsid="00114c0b" style:font-name-asian="sans-serif" style:font-size-asian="10pt" style:font-name-complex="sans-serif" style:font-size-complex="10pt"/>
    </style:style>
    <style:style style:name="T16" style:family="text">
      <style:text-properties style:font-name="Liberation Sans" fo:font-size="10pt" officeooo:rsid="00145d4b" style:font-name-asian="sans-serif" style:font-size-asian="10pt" style:font-name-complex="sans-serif" style:font-size-complex="10pt"/>
    </style:style>
    <style:style style:name="T17" style:family="text">
      <style:text-properties style:font-name="Liberation Sans" fo:font-size="10pt" style:font-name-asian="Liberation Mono" style:font-size-asian="10pt" style:font-name-complex="Liberation Mono" style:font-size-complex="10pt"/>
    </style:style>
    <style:style style:name="T18" style:family="text">
      <style:text-properties style:font-name="Liberation Sans" fo:font-size="10pt" officeooo:rsid="00114c0b" style:font-name-asian="Liberation Mono" style:font-size-asian="10pt" style:font-name-complex="Liberation Mono" style:font-size-complex="10pt"/>
    </style:style>
    <style:style style:name="T19" style:family="text">
      <style:text-properties style:font-name="Liberation Sans" fo:font-size="10pt" officeooo:rsid="00145d4b" style:font-name-asian="Liberation Mono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0f023b" style:font-name-asian="sans-serif" style:font-size-asian="10pt" style:font-name-complex="sans-serif" style:font-size-complex="10pt"/>
    </style:style>
    <style:style style:name="T21" style:family="text">
      <style:text-properties style:font-name="Liberation Mono" fo:font-size="10pt" officeooo:rsid="000f9145" style:font-name-asian="sans-serif" style:font-size-asian="10pt" style:font-name-complex="sans-serif" style:font-size-complex="10pt"/>
    </style:style>
    <style:style style:name="T22" style:family="text">
      <style:text-properties style:font-name="Liberation Mono" fo:font-size="10pt" officeooo:rsid="000c5475" style:font-name-asian="sans-serif" style:font-size-asian="10pt" style:font-name-complex="sans-serif" style:font-size-complex="10pt"/>
    </style:style>
    <style:style style:name="T23" style:family="text">
      <style:text-properties style:font-name="Liberation Mono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1" table:style-name="Table1">
        <table:table-column table:style-name="Table1.A"/>
        <table:table-column table:style-name="Table1.B"/>
        <table:table-row table:style-name="TableLine140419510274512">
          <table:table-cell table:style-name="Table1.A1" office:value-type="string">
            <text:p text:style-name="P7">.Machine {base}</text:p>
          </table:table-cell>
          <table:table-cell table:style-name="Table1.A1" office:value-type="string">
            <text:p text:style-name="P8">R Documentation</text:p>
          </table:table-cell>
        </table:table-row>
      </table:table>
      <text:h text:style-name="P1" text:outline-level="2"><text:bookmark text:name=".Machine"/>Numerical Characteristics of the Machine</text:h>
      <text:p text:style-name="P3">Características Numéricas de la Maquina</text:p>
      <text:h text:style-name="P4" text:outline-level="3">Description</text:h>
      <text:p text:style-name="P22"><text:span text:style-name="Source_20_Text"><text:span text:style-name="T1">.Machine</text:span></text:span><text:span text:style-name="T1"> is a variable holding information on the numerical characteristics of the machine </text:span><text:span text:style-name="T4">R</text:span><text:span text:style-name="T1"> is running on, such as the largest double or integer and the machine's precision.</text:span></text:p>
      <text:p text:style-name="P22"><text:span text:style-name="T1">.</text:span><text:span text:style-name="T2">Machine es una lista de variables con información sobre las caracterísitcas numéricas de la máquina en la que R es ejecutado, tales como el número doble o entero más grande </text:span><text:span text:style-name="T3">posible</text:span><text:span text:style-name="T2"> y la precisión del equipo.</text:span></text:p>
      <text:h text:style-name="P4" text:outline-level="3">Usage</text:h>
      <text:p text:style-name="P9"><text:span text:style-name="Source_20_Text"><text:span text:style-name="T1">.Machine</text:span></text:span></text:p>
      <text:h text:style-name="P4" text:outline-level="3">Details</text:h>
      <text:p text:style-name="P22"><text:span text:style-name="T1">The algorithm is based on Cody's (1988) subroutine MACHAR. As all current implementations of </text:span><text:span text:style-name="T4">R</text:span><text:span text:style-name="T1"> use 32-bit integers and use IEC 60559 floating-point (double precision) arithmetic, the </text:span><text:span text:style-name="Source_20_Text"><text:span text:style-name="T1">"integer"</text:span></text:span><text:span text:style-name="T1"> and </text:span><text:span text:style-name="Source_20_Text"><text:span text:style-name="T1">"double"</text:span></text:span><text:span text:style-name="T1"> related values are the same for almost all </text:span><text:span text:style-name="T4">R</text:span><text:span text:style-name="T1"> builds.</text:span></text:p>
      <text:p text:style-name="P3">El algoritmo está basado en la subrutina MACHAR de Cody (1988). Ya que todas las implementaciones actuales de R utilizan enteros de 32 bits y utilizan la precisión doble del estándar IEC 60559 de aritmética de punto flontante, los valores relacionados para los tipos entero y doble son los mismos para todas las instalaciones de R.</text:p>
      <text:p text:style-name="P22"><text:span text:style-name="T1">Note that on most platforms smaller positive values than </text:span><text:span text:style-name="Source_20_Text"><text:span text:style-name="T1">.Machine$double.xmin</text:span></text:span><text:span text:style-name="T1"> can occur. On a typical </text:span><text:span text:style-name="T4">R</text:span><text:span text:style-name="T1"> platform the smallest positive double is about </text:span><text:span text:style-name="Source_20_Text"><text:span text:style-name="T1">5e-324</text:span></text:span><text:span text:style-name="T1">.</text:span></text:p>
      <text:p text:style-name="P3">Advierta que en la mayoría de plataformas los valores positivos más pequeños que .Machine$double.xmin pueden ocurrir. En una plataforma típica de el valor doble positivo más pequeño es cercano a 5e-324.</text:p>
      <text:h text:style-name="P4" text:outline-level="3">Value</text:h>
      <text:p text:style-name="P3">Una lista con componentes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40419518476784">
          <table:table-cell table:style-name="Table2.A1" office:value-type="string">
            <text:p text:style-name="P15">Característica</text:p>
          </table:table-cell>
          <table:table-cell table:style-name="Table2.A1" office:value-type="string">
            <text:p text:style-name="P16">Definición</text:p>
          </table:table-cell>
          <table:table-cell table:style-name="Table2.A1" office:value-type="string">
            <text:p text:style-name="P16">Valor aproximado</text:p>
          </table:table-cell>
        </table:table-row>
        <table:table-row table:style-name="TableLine140419518472656">
          <table:table-cell table:style-name="Table2.A1" office:value-type="string">
            <text:p text:style-name="Table_20_Contents"><text:span text:style-name="Source_20_Text"><text:span text:style-name="T8">double.eps</text:span></text:span></text:p>
          </table:table-cell>
          <table:table-cell table:style-name="Table2.A1" office:value-type="string">
            <text:p text:style-name="P18"><text:span text:style-name="T13">E</text:span><text:span text:style-name="T11">l número </text:span><text:span text:style-name="T13">real</text:span><text:span text:style-name="T11"> más pequeño que puede alterar el valor de</text:span><text:span text:style-name="T13">l número 1</text:span><text:span text:style-name="T11"> por </text:span><text:span text:style-name="T14">adición</text:span><text:span text:style-name="T11">. </text:span><text:span text:style-name="T14">Es decir, e</text:span><text:span text:style-name="T12">l número positivo x </text:span><text:span text:style-name="T14">más pequeño posible </text:span><text:span text:style-name="T16">en </text:span><text:span text:style-name="T14">formato de</text:span><text:span text:style-name="T12"> punto flotante </text:span><text:span text:style-name="T15">de doble precis</text:span><text:span text:style-name="T16">i</text:span><text:span text:style-name="T15">ón</text:span><text:span text:style-name="T12"> </text:span><text:span text:style-name="T14">t</text:span><text:span text:style-name="T12">al que la prueba lógica 1+x != 1 resulte verdadera. </text:span><text:span text:style-name="T11">Será</text:span><text:span text:style-name="T12"> igual a </text:span><text:span text:style-name="T22">double.base^ulp.digits</text:span><text:span text:style-name="T12"> si </text:span><text:span text:style-name="T14">el valor de</text:span><text:span text:style-name="T12"> </text:span><text:span text:style-name="T22">double.base</text:span><text:span text:style-name="T12"> es </text:span><text:span text:style-name="T14">igual a</text:span><text:span text:style-name="T12"> 2 o </text:span><text:span text:style-name="T14">el valor de </text:span><text:span text:style-name="T22">double.roundings</text:span><text:span text:style-name="T12"> es </text:span><text:span text:style-name="T14">igual a</text:span><text:span text:style-name="T12"> 0. De otra manera, </text:span><text:span text:style-name="T11">será equivalente a</text:span><text:span text:style-name="T12"> </text:span><text:span text:style-name="T14">(</text:span><text:span text:style-name="T22">double.base^double.ulp.digits)/2</text:span><text:span text:style-name="T12">.</text:span></text:p>
          </table:table-cell>
          <table:table-cell table:style-name="Table2.A1" office:value-type="string">
            <text:p text:style-name="P17"><text:span text:style-name="Source_20_Text"><text:span text:style-name="T8">2.220446e-16</text:span></text:span></text:p>
          </table:table-cell>
        </table:table-row>
        <table:table-row table:style-name="TableLine140419518476064">
          <table:table-cell table:style-name="Table2.A1" office:value-type="string">
            <text:p text:style-name="Table_20_Contents"><text:span text:style-name="Source_20_Text"><text:span text:style-name="T8">double.neg.eps</text:span></text:span></text:p>
          </table:table-cell>
          <table:table-cell table:style-name="Table2.A1" office:value-type="string">
            <text:p text:style-name="P17"><text:span text:style-name="T13">E</text:span><text:span text:style-name="T11">l número </text:span><text:span text:style-name="T13">real</text:span><text:span text:style-name="T11"> más pequeño que puede alterar el valor de</text:span><text:span text:style-name="T13">l número 1</text:span><text:span text:style-name="T11"> por sustracción. </text:span><text:span text:style-name="T13">Es decir, el </text:span><text:span text:style-name="T11">número positivo x </text:span><text:span text:style-name="T13">más </text:span><text:soft-page-break/><text:span text:style-name="T13">pequeño posible en formato de punto flotante </text:span><text:span text:style-name="T15">de doble precisión</text:span><text:span text:style-name="T13">,</text:span><text:span text:style-name="T11"> tal que la prueba lógica </text:span><text:span text:style-name="T20">1–x != 1</text:span><text:span text:style-name="T11"> sea verdadera. </text:span><text:span text:style-name="T13">Usualmente este valor es igual a</text:span><text:span text:style-name="T11"> </text:span><text:span text:style-name="T21">d</text:span><text:span text:style-name="T20">ouble.base^double.neg.ulp.digits</text:span><text:span text:style-name="T11"> si </text:span><text:span text:style-name="T20">double.base</text:span><text:span text:style-name="T11"> es </text:span><text:span text:style-name="T13">equivalente a </text:span><text:span text:style-name="T11">2 o si </text:span><text:span text:style-name="T20">double.roundings</text:span><text:span text:style-name="T11"> es </text:span><text:span text:style-name="T13">igual a</text:span><text:span text:style-name="T11"> 0. De otra manera, será igual a </text:span><text:span text:style-name="T20">(double.base^double.neg.ulp.digits)/2</text:span><text:span text:style-name="T11">. Ya que </text:span><text:span text:style-name="T20">double.neg.ulp.digits</text:span><text:span text:style-name="T11"> está limitado por la izquierda por -</text:span><text:span text:style-name="T20">(double.digits + 3)</text:span><text:span text:style-name="T11">, </text:span><text:span text:style-name="T20">double.neg.eps</text:span><text:span text:style-name="T11"> podría no ser el número más pequeño que puede alterar el valor de uno por sustracción.</text:span></text:p>
          </table:table-cell>
          <table:table-cell table:style-name="Table2.A1" office:value-type="string">
            <text:p text:style-name="P17"><text:span text:style-name="Source_20_Text"><text:span text:style-name="T8">1.110223e-16</text:span></text:span><text:span text:style-name="T8">.</text:span></text:p>
          </table:table-cell>
        </table:table-row>
        <table:table-row table:style-name="TableLine140419518569136">
          <table:table-cell table:style-name="Table2.A1" office:value-type="string">
            <text:p text:style-name="Table_20_Contents"><text:span text:style-name="Source_20_Text"><text:span text:style-name="T8">double.xmin</text:span></text:span></text:p>
          </table:table-cell>
          <table:table-cell table:style-name="Table2.A1" office:value-type="string">
            <text:p text:style-name="P13"><text:span text:style-name="T8">the smallest non-zero normalized floating-point number, a power of the radix, i.e., </text:span><text:span text:style-name="Source_20_Text"><text:span text:style-name="T8">double.base ^ double.min.exp</text:span></text:span><text:span text:style-name="T8">. </text:span></text:p>
            <text:p text:style-name="P19"><text:span text:style-name="T8">El valor más pequeño diferente a cero para valores normalizados en punto flotante </text:span><text:span text:style-name="T9">de doble precisión</text:span><text:span text:style-name="T8">. Es una potencia de la base, es decir, </text:span><text:span text:style-name="Source_20_Text"><text:span text:style-name="T23">double.base^double.min.exp.</text:span></text:span></text:p>
          </table:table-cell>
          <table:table-cell table:style-name="Table2.A1" office:value-type="string">
            <text:p text:style-name="P18"><text:span text:style-name="Source_20_Text"><text:span text:style-name="T8">2.225074e-308</text:span></text:span><text:span text:style-name="T8">.</text:span></text:p>
          </table:table-cell>
        </table:table-row>
        <table:table-row table:style-name="TableLine140419518564976">
          <table:table-cell table:style-name="Table2.A1" office:value-type="string">
            <text:p text:style-name="Table_20_Contents"><text:span text:style-name="Source_20_Text"><text:span text:style-name="T8">double.xmax</text:span></text:span></text:p>
          </table:table-cell>
          <table:table-cell table:style-name="Table2.A1" office:value-type="string">
            <text:p text:style-name="P13"><text:span text:style-name="T8">the largest normalized floating-point number. Typically, it is equal to </text:span><text:span text:style-name="Source_20_Text"><text:span text:style-name="T8">(1 - double.neg.eps) * double.base ^ double.max.exp</text:span></text:span><text:span text:style-name="T8">, but on some machines it is only the second or third largest such number, being too small by 1 or 2 units in the last digit of the significand.. Note that larger unnormalized numbers can occur.</text:span></text:p>
            <text:p text:style-name="P19"><text:span text:style-name="T8">El valor más grande para valores normalizados en punto flotante </text:span><text:span text:style-name="T9">de doble precisión</text:span><text:span text:style-name="T8">. Tipicamente, es igual a </text:span><text:span text:style-name="Source_20_Text"><text:span text:style-name="T23">(1 - double.neg.eps) * double.base ^ double.max.exp</text:span></text:span><text:span text:style-name="Source_20_Text"><text:span text:style-name="T8">, pero en algunos equipos s</text:span></text:span><text:span text:style-name="Source_20_Text"><text:span text:style-name="T17">ó</text:span></text:span><text:span text:style-name="Source_20_Text"><text:span text:style-name="T8">lo es el segundo o tercer valor m</text:span></text:span><text:span text:style-name="Source_20_Text"><text:span text:style-name="T17">á</text:span></text:span><text:span text:style-name="Source_20_Text"><text:span text:style-name="T8">s grande, siendo demasiado peque</text:span></text:span><text:span text:style-name="Source_20_Text"><text:span text:style-name="T17">ñ</text:span></text:span><text:span text:style-name="Source_20_Text"><text:span text:style-name="T19">o</text:span></text:span><text:span text:style-name="Source_20_Text"><text:span text:style-name="T8"> por 1 o 2 unidades en el </text:span></text:span><text:span text:style-name="Source_20_Text"><text:span text:style-name="T17">ú</text:span></text:span><text:span text:style-name="Source_20_Text"><text:span text:style-name="T8">ltimo d</text:span></text:span><text:span text:style-name="Source_20_Text"><text:span text:style-name="T17">í</text:span></text:span><text:span text:style-name="Source_20_Text"><text:span text:style-name="T8">gito del significante. </text:span></text:span><text:span text:style-name="Source_20_Text"><text:span text:style-name="T9">Advierta que n</text:span></text:span><text:span text:style-name="Source_20_Text"><text:span text:style-name="T18">ú</text:span></text:span><text:span text:style-name="Source_20_Text"><text:span text:style-name="T9">meros denormalizados m</text:span></text:span><text:span text:style-name="Source_20_Text"><text:span text:style-name="T18">á</text:span></text:span><text:span text:style-name="Source_20_Text"><text:span text:style-name="T9">s grandes pueden ocurrir.</text:span></text:span></text:p>
          </table:table-cell>
          <table:table-cell table:style-name="Table2.A1" office:value-type="string">
            <text:p text:style-name="P18"><text:span text:style-name="Source_20_Text"><text:span text:style-name="T8">1.797693e+308</text:span></text:span></text:p>
          </table:table-cell>
        </table:table-row>
        <table:table-row table:style-name="TableLine140419518570320">
          <table:table-cell table:style-name="Table2.A1" office:value-type="string">
            <text:p text:style-name="Table_20_Contents"><text:span text:style-name="Source_20_Text"><text:span text:style-name="T8">double.base</text:span></text:span></text:p>
          </table:table-cell>
          <table:table-cell table:style-name="Table2.A1" office:value-type="string">
            <text:p text:style-name="P13"><text:span text:style-name="T8">the radix for the floating-point representation: normally </text:span><text:span text:style-name="Source_20_Text"><text:span text:style-name="T8">2</text:span></text:span><text:span text:style-name="T8">.</text:span></text:p>
            <text:p text:style-name="P26">La base para el almacenamiento de números en punto flotante de doble precisión. Normalmente es equivalente a 2.</text:p>
          </table:table-cell>
          <table:table-cell table:style-name="Table2.A1" office:value-type="string">
            <text:p text:style-name="P20">2</text:p>
          </table:table-cell>
        </table:table-row>
        <table:table-row table:style-name="TableLine140419518570592">
          <table:table-cell table:style-name="Table2.A1" office:value-type="string">
            <text:p text:style-name="Table_20_Contents"><text:span text:style-name="Source_20_Text"><text:span text:style-name="T8">double.digits</text:span></text:span></text:p>
          </table:table-cell>
          <table:table-cell table:style-name="Table2.A1" office:value-type="string">
            <text:p text:style-name="P27">the number of base digits in the floating-point significand: </text:p>
            <text:p text:style-name="P26">El número de dígitos internos del significante para la almacenamiento de números en punto flotante de doble precisión. Normalmente es equivalente a 53.</text:p>
          </table:table-cell>
          <table:table-cell table:style-name="Table2.A1" office:value-type="string">
            <text:p text:style-name="P20">53</text:p>
          </table:table-cell>
        </table:table-row>
        <table:table-row table:style-name="TableLine140419518570864">
          <table:table-cell table:style-name="Table2.A1" office:value-type="string">
            <text:p text:style-name="Table_20_Contents"><text:span text:style-name="Source_20_Text"><text:span text:style-name="T8">double.rounding</text:span></text:span></text:p>
          </table:table-cell>
          <table:table-cell table:style-name="Table2.A1" office:value-type="string">
            <text:p text:style-name="P26">La acción de redondeo predeterminada para los números de punto flotante.</text:p>
            <text:p text:style-name="P26"/>
            <text:p text:style-name="P26">0 if floating-point addition chops; 0 si la adición de punto flotante trunca.</text:p>
            <text:p text:style-name="P26">1 si la adición de punto flotante redondea, pero no de acuerdo al estilo IEEE.</text:p>
            <text:p text:style-name="P26">2 si la adición de punto flotante redondea en el estilo IEEE.</text:p>
            <text:p text:style-name="P26">3 si la adición de valores en punto flotante trunca, y existe absorción hacia el cero parcial.</text:p>
            <text:p text:style-name="P26">4 si la adición de punto flotante redondea, pero no en el estilo IEEE y existe absorción hacia el 0 parcial.</text:p>
            <text:p text:style-name="P20"><text:span text:style-name="T8">5 si la adición de punto flotante redondea en el estilo IEEE y existe absorción parcial hacia el 0.<text:line-break/>1 if floating-point addition rounds, but not in the IEEE style;<text:line-break/>2 if floating-point addition rounds in the IEEE style;<text:line-break/>3 if floating-point addition chops, and there is partial underflow;<text:line-break/>4 if floating-point addition rounds, but not in the IEEE style, and </text:span><text:soft-page-break/><text:span text:style-name="T8">there is partial underflow;<text:line-break/>5 if floating-point addition rounds in the IEEE style, and there is partial underflow.</text:span></text:p>
            <text:p text:style-name="P26"/>
          </table:table-cell>
          <table:table-cell table:style-name="Table2.A1" office:value-type="string">
            <text:p text:style-name="P20">0-5</text:p>
          </table:table-cell>
        </table:table-row>
        <table:table-row table:style-name="TableLine140419518571136">
          <table:table-cell table:style-name="Table2.A1" office:value-type="string">
            <text:p text:style-name="Table_20_Contents"><text:span text:style-name="Source_20_Text"><text:span text:style-name="T8">double.guard</text:span></text:span></text:p>
          </table:table-cell>
          <table:table-cell table:style-name="Table2.A1" office:value-type="string">
            <text:p text:style-name="P13"><text:span text:style-name="T8">the number of guard digits for multiplication with truncating arithmetic. It is 1 if floating-point arithmetic truncates and more than </text:span><text:span text:style-name="Source_20_Text"><text:span text:style-name="T8">double digits</text:span></text:span><text:span text:style-name="T8"> base-</text:span><text:span text:style-name="Source_20_Text"><text:span text:style-name="T8">double.base</text:span></text:span><text:span text:style-name="T8"> digits participate in the post-normalization shift of the floating-point significand in multiplication, and 0 otherwise.<text:line-break/>Normally </text:span><text:span text:style-name="Source_20_Text"><text:span text:style-name="T8">0</text:span></text:span><text:span text:style-name="T8">.</text:span></text:p>
            <text:p text:style-name="P28">El número de dígitos de protección para la multiplicación con aritmética truncada. Es 1 si la aritmética de punto flotante trunca y más que </text:p>
          </table:table-cell>
          <table:table-cell table:style-name="Table2.A1" office:value-type="string">
            <text:p text:style-name="P13"/>
          </table:table-cell>
        </table:table-row>
        <table:table-row table:style-name="TableLine140419518571408">
          <table:table-cell table:style-name="Table2.A1" office:value-type="string">
            <text:p text:style-name="Table_20_Contents"><text:span text:style-name="Source_20_Text"><text:span text:style-name="T8">double.ulp.digits</text:span></text:span></text:p>
          </table:table-cell>
          <table:table-cell table:style-name="Table2.A1" office:value-type="string">
            <text:p text:style-name="P13"><text:span text:style-name="T8">the largest negative integer </text:span><text:span text:style-name="Source_20_Text"><text:span text:style-name="T8">i</text:span></text:span><text:span text:style-name="T8"> such that </text:span><text:span text:style-name="Source_20_Text"><text:span text:style-name="T8">1 + double.base ^ i != 1</text:span></text:span><text:span text:style-name="T8">, except that it is bounded below by </text:span><text:span text:style-name="Source_20_Text"><text:span text:style-name="T8">-(double.digits + 3)</text:span></text:span><text:span text:style-name="T8">. </text:span></text:p>
            <text:p text:style-name="P21"><text:span text:style-name="T8">El entero negativo más grande tal que la prueba lógica </text:span><text:span text:style-name="Source_20_Text"><text:span text:style-name="T8">1 + double.base ^i != 1 sea verdadera, excepto cuando est</text:span></text:span><text:span text:style-name="Source_20_Text"><text:span text:style-name="T17">á</text:span></text:span><text:span text:style-name="Source_20_Text"><text:span text:style-name="T8"> limitada por la izquierda por -(double.digits </text:span></text:span><text:span text:style-name="Source_20_Text"><text:span text:style-name="T17">+ 3). N</text:span></text:span></text:p>
          </table:table-cell>
          <table:table-cell table:style-name="Table2.A1" office:value-type="string">
            <text:p text:style-name="P21">-52</text:p>
          </table:table-cell>
        </table:table-row>
        <table:table-row table:style-name="TableLine140419518571680">
          <table:table-cell table:style-name="Table2.A1" office:value-type="string">
            <text:p text:style-name="Table_20_Contents"><text:span text:style-name="Source_20_Text"><text:span text:style-name="T8">double.neg.ulp.digits</text:span></text:span></text:p>
          </table:table-cell>
          <table:table-cell table:style-name="Table2.A1" office:value-type="string">
            <text:p text:style-name="P13"><text:span text:style-name="T8">the largest negative integer </text:span><text:span text:style-name="Source_20_Text"><text:span text:style-name="T8">i</text:span></text:span><text:span text:style-name="T8"> such that </text:span><text:span text:style-name="Source_20_Text"><text:span text:style-name="T8">1 - double.base ^ i != 1</text:span></text:span><text:span text:style-name="T8">, except that it is bounded below by </text:span><text:span text:style-name="Source_20_Text"><text:span text:style-name="T8">-(double.digits + 3)</text:span></text:span><text:span text:style-name="T8">. Normally </text:span><text:span text:style-name="Source_20_Text"><text:span text:style-name="T8">-53</text:span></text:span><text:span text:style-name="T8">.</text:span></text:p>
            <text:p text:style-name="P30"><text:span text:style-name="T8">El número i entero negativo más grande tal que 1 – double.base^i != 1, excepto cuando esté limitado por la izquierda por -(double.digits + 3). </text:span></text:p>
          </table:table-cell>
          <table:table-cell table:style-name="Table2.A1" office:value-type="string">
            <text:p text:style-name="P30">-53</text:p>
          </table:table-cell>
        </table:table-row>
        <table:table-row table:style-name="TableLine140419518572464">
          <table:table-cell table:style-name="Table2.A1" office:value-type="string">
            <text:p text:style-name="Table_20_Contents"><text:span text:style-name="Source_20_Text"><text:span text:style-name="T8">double.exponent</text:span></text:span></text:p>
          </table:table-cell>
          <table:table-cell table:style-name="Table2.A1" office:value-type="string">
            <text:p text:style-name="P13"><text:span text:style-name="T8">the number of bits (decimal places if </text:span><text:span text:style-name="Source_20_Text"><text:span text:style-name="T8">double.base</text:span></text:span><text:span text:style-name="T8"> is 10) reserved for the representation of the exponent (including the bias or sign) of a floating-point number. Normally </text:span><text:span text:style-name="Source_20_Text"><text:span text:style-name="T8">11</text:span></text:span><text:span text:style-name="T8">.</text:span></text:p>
          </table:table-cell>
          <table:table-cell table:style-name="Table2.A1" office:value-type="string">
            <text:p text:style-name="P13"/>
          </table:table-cell>
        </table:table-row>
        <table:table-row table:style-name="TableLine140419518572944">
          <table:table-cell table:style-name="Table2.A1" office:value-type="string">
            <text:p text:style-name="Table_20_Contents"><text:span text:style-name="Source_20_Text"><text:span text:style-name="T8">double.min.exp</text:span></text:span></text:p>
          </table:table-cell>
          <table:table-cell table:style-name="Table2.A1" office:value-type="string">
            <text:p text:style-name="P13"><text:span text:style-name="T8">the largest in magnitude negative integer </text:span><text:span text:style-name="Source_20_Text"><text:span text:style-name="T8">i</text:span></text:span><text:span text:style-name="T8"> such that </text:span><text:span text:style-name="Source_20_Text"><text:span text:style-name="T8">double.base ^ i</text:span></text:span><text:span text:style-name="T8"> is positive and normalized. Normally </text:span><text:span text:style-name="Source_20_Text"><text:span text:style-name="T8">-1022</text:span></text:span><text:span text:style-name="T8">.</text:span></text:p>
          </table:table-cell>
          <table:table-cell table:style-name="Table2.A1" office:value-type="string">
            <text:p text:style-name="P13"/>
          </table:table-cell>
        </table:table-row>
        <table:table-row table:style-name="TableLine140419518573216">
          <table:table-cell table:style-name="Table2.A1" office:value-type="string">
            <text:p text:style-name="Table_20_Contents"><text:span text:style-name="Source_20_Text"><text:span text:style-name="T8">double.max.exp</text:span></text:span></text:p>
          </table:table-cell>
          <table:table-cell table:style-name="Table2.A1" office:value-type="string">
            <text:p text:style-name="P13"><text:span text:style-name="T8">the smallest positive power of </text:span><text:span text:style-name="Source_20_Text"><text:span text:style-name="T8">double.base</text:span></text:span><text:span text:style-name="T8"> that overflows. Normally </text:span><text:span text:style-name="Source_20_Text"><text:span text:style-name="T8">1024</text:span></text:span><text:span text:style-name="T8">.</text:span></text:p>
          </table:table-cell>
          <table:table-cell table:style-name="Table2.A1" office:value-type="string">
            <text:p text:style-name="P13"/>
          </table:table-cell>
        </table:table-row>
        <table:table-row table:style-name="TableLine140419518573488">
          <table:table-cell table:style-name="Table2.A1" office:value-type="string">
            <text:p text:style-name="Table_20_Contents"><text:span text:style-name="Source_20_Text"><text:span text:style-name="T8">integer.max</text:span></text:span></text:p>
          </table:table-cell>
          <table:table-cell table:style-name="Table2.A1" office:value-type="string">
            <text:p text:style-name="P14"><text:span text:style-name="T8">the largest integer which can be represented. Always </text:span><draw:frame draw:style-name="fr1" draw:name="Frame1" text:anchor-type="char" svg:width="0.041cm" draw:z-index="0"><draw:text-box fo:min-height="0.041cm"><text:p text:style-name="P24"/></draw:text-box></draw:frame><text:span text:style-name="Source_20_Text"><text:span text:style-name="T7">231−1=2147483647</text:span></text:span><text:span text:style-name="T8">.</text:span></text:p>
          </table:table-cell>
          <table:table-cell table:style-name="Table2.A1" office:value-type="string">
            <text:p text:style-name="P14"/>
          </table:table-cell>
        </table:table-row>
        <table:table-row table:style-name="TableLine140419518573760">
          <table:table-cell table:style-name="Table2.A1" office:value-type="string">
            <text:p text:style-name="Table_20_Contents"><text:span text:style-name="Source_20_Text"><text:span text:style-name="T8">sizeof.long</text:span></text:span></text:p>
          </table:table-cell>
          <table:table-cell table:style-name="Table2.A1" office:value-type="string">
            <text:p text:style-name="P13"><text:span text:style-name="T8">the number of bytes in a C </text:span><text:span text:style-name="Source_20_Text"><text:span text:style-name="T8">long</text:span></text:span><text:span text:style-name="T8"> type: </text:span><text:span text:style-name="Source_20_Text"><text:span text:style-name="T8">4</text:span></text:span><text:span text:style-name="T8"> or </text:span><text:span text:style-name="Source_20_Text"><text:span text:style-name="T8">8</text:span></text:span><text:span text:style-name="T8"> (most 64-bit systems, but not Windows).</text:span></text:p>
          </table:table-cell>
          <table:table-cell table:style-name="Table2.A1" office:value-type="string">
            <text:p text:style-name="P13"/>
          </table:table-cell>
        </table:table-row>
        <table:table-row table:style-name="TableLine140419518574032">
          <table:table-cell table:style-name="Table2.A1" office:value-type="string">
            <text:p text:style-name="Table_20_Contents"><text:span text:style-name="Source_20_Text"><text:span text:style-name="T8">sizeof.longlong</text:span></text:span></text:p>
          </table:table-cell>
          <table:table-cell table:style-name="Table2.A1" office:value-type="string">
            <text:p text:style-name="P13"><text:span text:style-name="T8">the number of bytes in a C </text:span><text:span text:style-name="Source_20_Text"><text:span text:style-name="T8">long long</text:span></text:span><text:span text:style-name="T8"> type. Will be zero if there is no such type, otherwise usually </text:span><text:span text:style-name="Source_20_Text"><text:span text:style-name="T8">8</text:span></text:span><text:span text:style-name="T8">.</text:span></text:p>
          </table:table-cell>
          <table:table-cell table:style-name="Table2.A1" office:value-type="string">
            <text:p text:style-name="P13"/>
          </table:table-cell>
        </table:table-row>
        <table:table-row table:style-name="TableLine140419518574304">
          <table:table-cell table:style-name="Table2.A1" office:value-type="string">
            <text:p text:style-name="Table_20_Contents"><text:span text:style-name="Source_20_Text"><text:span text:style-name="T8">sizeof.longdouble</text:span></text:span></text:p>
          </table:table-cell>
          <table:table-cell table:style-name="Table2.A1" office:value-type="string">
            <text:p text:style-name="P13"><text:span text:style-name="T8">the number of bytes in a C </text:span><text:span text:style-name="Source_20_Text"><text:span text:style-name="T8">long double</text:span></text:span><text:span text:style-name="T8"> type. Will be zero if there is no such type (or its use was disabled when </text:span><text:span text:style-name="T10">R</text:span><text:span text:style-name="T8"> was built), otherwise possibly </text:span><text:span text:style-name="Source_20_Text"><text:span text:style-name="T8">12</text:span></text:span><text:span text:style-name="T8"> (most 32-bit builds), </text:span><text:span text:style-name="Source_20_Text"><text:span text:style-name="T8">16</text:span></text:span><text:span text:style-name="T8"> (most 64-bit builds) or 8 (CPUs such as ARM where for most compilers </text:span><text:span text:style-name="Source_20_Text"><text:span text:style-name="T8">long double</text:span></text:span><text:span text:style-name="T8"> is identical to </text:span><text:span text:style-name="Source_20_Text"><text:span text:style-name="T8">double</text:span></text:span><text:span text:style-name="T8">).</text:span></text:p>
          </table:table-cell>
          <table:table-cell table:style-name="Table2.A1" office:value-type="string">
            <text:p text:style-name="P13"/>
          </table:table-cell>
        </table:table-row>
        <table:table-row table:style-name="TableLine140419518574576">
          <table:table-cell table:style-name="Table2.A1" office:value-type="string">
            <text:p text:style-name="Table_20_Contents"><text:span text:style-name="Source_20_Text"><text:span text:style-name="T8">sizeof.pointer</text:span></text:span></text:p>
          </table:table-cell>
          <table:table-cell table:style-name="Table2.A1" office:value-type="string">
            <text:p text:style-name="P13"><text:span text:style-name="T8">the number of bytes in the C </text:span><text:span text:style-name="Source_20_Text"><text:span text:style-name="T8">SEXP</text:span></text:span><text:span text:style-name="T8"> type. Will be </text:span><text:span text:style-name="Source_20_Text"><text:span text:style-name="T8">4</text:span></text:span><text:span text:style-name="T8"> on 32-bit builds and </text:span><text:span text:style-name="Source_20_Text"><text:span text:style-name="T8">8</text:span></text:span><text:span text:style-name="T8"> on 64-bit builds of </text:span><text:span text:style-name="T10">R</text:span><text:span text:style-name="T8">.</text:span></text:p>
          </table:table-cell>
          <table:table-cell table:style-name="Table2.A1" office:value-type="string">
            <text:p text:style-name="P13"/>
          </table:table-cell>
        </table:table-row>
        <table:table-row table:style-name="TableLine140419518574848">
          <table:table-cell table:style-name="Table2.A1" office:value-type="string">
            <text:p text:style-name="Table_20_Contents"><text:span text:style-name="Source_20_Text"><text:span text:style-name="T8">sizeof.time_t</text:span></text:span></text:p>
          </table:table-cell>
          <table:table-cell table:style-name="Table2.A1" office:value-type="string">
            <text:p text:style-name="P13"><text:span text:style-name="T8">the number of </text:span><text:span text:style-name="Emphasis"><text:span text:style-name="T8">bytes</text:span></text:span><text:span text:style-name="T8"> in the C </text:span><text:span text:style-name="Source_20_Text"><text:span text:style-name="T8">time_t</text:span></text:span><text:span text:style-name="T8"> type: a 64-bit </text:span><text:span text:style-name="Source_20_Text"><text:span text:style-name="T8">time_t</text:span></text:span><text:span text:style-name="T8"> (value </text:span><text:span text:style-name="Source_20_Text"><text:span text:style-name="T8">8</text:span></text:span><text:span text:style-name="T8">) is much preferred these days. Note that this is the type used by code in </text:span><text:span text:style-name="T10">R</text:span><text:span text:style-name="T8"> itself, not necessarily the </text:span><text:span text:style-name="Emphasis"><text:span text:style-name="T8">system</text:span></text:span><text:span text:style-name="T8"> type if </text:span><text:span text:style-name="T10">R</text:span><text:span text:style-name="T8"> was configured with --with-internal-tzcode as also used on Windows.</text:span></text:p>
          </table:table-cell>
          <table:table-cell table:style-name="Table2.A1" office:value-type="string">
            <text:p text:style-name="P13"/>
          </table:table-cell>
        </table:table-row>
        <table:table-row table:style-name="TableLine140419518575120">
          <table:table-cell table:style-name="Table2.A1" office:value-type="string">
            <text:p text:style-name="Table_20_Contents"><text:span text:style-name="Source_20_Text"><text:span text:style-name="T8">longdouble.eps</text:span></text:span><text:span text:style-name="T8">, </text:span><text:span text:style-name="Source_20_Text"><text:span text:style-name="T8">longdouble.neg.eps</text:span></text:span><text:span text:style-name="T8">, </text:span><text:span text:style-name="Source_20_Text"><text:span text:style-name="T8">long</text:span></text:span><text:soft-page-break/><text:span text:style-name="Source_20_Text"><text:span text:style-name="T8">double.digits</text:span></text:span><text:span text:style-name="T8">, </text:span><text:span text:style-name="Source_20_Text"><text:span text:style-name="T8">...</text:span></text:span></text:p>
          </table:table-cell>
          <table:table-cell table:style-name="Table2.A1" office:value-type="string">
            <text:p text:style-name="P13"><text:span text:style-name="T8">introduced in </text:span><text:span text:style-name="T10">R</text:span><text:span text:style-name="T8"> 4.0.0. When </text:span><text:a xlink:type="simple" xlink:href="http://127.0.0.1:12571/help/library/base/help/capabilities" text:style-name="Internet_20_link" text:visited-style-name="Visited_20_Internet_20_Link"><text:span text:style-name="Source_20_Text"><text:span text:style-name="T8">capabilities</text:span></text:span></text:a><text:span text:style-name="Source_20_Text"><text:span text:style-name="T8">("long.double")</text:span></text:span><text:span text:style-name="T8"> is true, there are 10 such </text:span><text:span text:style-name="Source_20_Text"><text:span text:style-name="T8">"longdouble.&lt;kind&gt;"</text:span></text:span><text:span text:style-name="T8"> values, specifying the </text:span><text:span text:style-name="Source_20_Text"><text:span text:style-name="T8">long </text:span></text:span><text:soft-page-break/><text:span text:style-name="Source_20_Text"><text:span text:style-name="T8">double</text:span></text:span><text:span text:style-name="T8"> property corresponding to its </text:span><text:span text:style-name="Source_20_Text"><text:span text:style-name="T8">"double.*"</text:span></text:span><text:span text:style-name="T8"> counterpart. See also ‘Note’.</text:span></text:p>
          </table:table-cell>
          <table:table-cell table:style-name="Table2.A1" office:value-type="string">
            <text:p text:style-name="P13"/>
          </table:table-cell>
        </table:table-row>
      </table:table>
      <text:h text:style-name="P4" text:outline-level="3">Note</text:h>
      <text:p text:style-name="P22"><text:span text:style-name="T1">In the (typical) case where </text:span><text:a xlink:type="simple" xlink:href="http://127.0.0.1:12571/help/library/base/help/capabilities" text:style-name="Internet_20_link" text:visited-style-name="Visited_20_Internet_20_Link"><text:span text:style-name="Source_20_Text">capabilities</text:span></text:a><text:span text:style-name="Source_20_Text"><text:span text:style-name="T1">("long.double")</text:span></text:span><text:span text:style-name="T1"> is true, </text:span><text:span text:style-name="T4">R</text:span><text:span text:style-name="T1"> uses the </text:span><text:span text:style-name="Source_20_Text"><text:span text:style-name="T1">long double</text:span></text:span><text:span text:style-name="T1"> C type in quite a few places internally for accumulators in e.g. </text:span><text:a xlink:type="simple" xlink:href="http://127.0.0.1:12571/help/library/base/help/sum" text:style-name="Internet_20_link" text:visited-style-name="Visited_20_Internet_20_Link"><text:span text:style-name="Source_20_Text"><text:span text:style-name="T1">sum</text:span></text:span></text:a><text:span text:style-name="T1">, reading non-integer numeric constants into (binary) double precision numbers, or arithmetic such as </text:span><text:span text:style-name="Source_20_Text"><text:span text:style-name="T1">x %% y</text:span></text:span><text:span text:style-name="T1">; also, </text:span><text:span text:style-name="Source_20_Text"><text:span text:style-name="T1">long double</text:span></text:span><text:span text:style-name="T1"> can be read by </text:span><text:a xlink:type="simple" xlink:href="http://127.0.0.1:12571/help/library/base/help/readBin" text:style-name="Internet_20_link" text:visited-style-name="Visited_20_Internet_20_Link"><text:span text:style-name="Source_20_Text"><text:span text:style-name="T1">readBin</text:span></text:span></text:a><text:span text:style-name="T1">.<text:line-break/>For this reason, in that case, </text:span><text:span text:style-name="Source_20_Text"><text:span text:style-name="T1">.Machine</text:span></text:span><text:span text:style-name="T1"> contains ten further components, </text:span><text:span text:style-name="Source_20_Text"><text:span text:style-name="T1">longdouble.eps</text:span></text:span><text:span text:style-name="T1">, </text:span><text:span text:style-name="Source_20_Text"><text:span text:style-name="T1">*.neg.eps</text:span></text:span><text:span text:style-name="T1">, </text:span><text:span text:style-name="Source_20_Text"><text:span text:style-name="T1">*.digits</text:span></text:span><text:span text:style-name="T1">, </text:span><text:span text:style-name="Source_20_Text"><text:span text:style-name="T1">*.rounding</text:span></text:span><text:span text:style-name="T1"> </text:span><text:span text:style-name="Source_20_Text"><text:span text:style-name="T1">*.guard</text:span></text:span><text:span text:style-name="T1">, </text:span><text:span text:style-name="Source_20_Text"><text:span text:style-name="T1">*.ulp.digits</text:span></text:span><text:span text:style-name="T1">, </text:span><text:span text:style-name="Source_20_Text"><text:span text:style-name="T1">*.neg.ulp.digits</text:span></text:span><text:span text:style-name="T1">, </text:span><text:span text:style-name="Source_20_Text"><text:span text:style-name="T1">*.exponent</text:span></text:span><text:span text:style-name="T1">, </text:span><text:span text:style-name="Source_20_Text"><text:span text:style-name="T1">*.min.exp</text:span></text:span><text:span text:style-name="T1">, and </text:span><text:span text:style-name="Source_20_Text"><text:span text:style-name="T1">*.max.exp</text:span></text:span><text:span text:style-name="T1">, computed entirely analogously to their </text:span><text:span text:style-name="Source_20_Text"><text:span text:style-name="T1">double.*</text:span></text:span><text:span text:style-name="T1"> counterparts, see there.</text:span></text:p>
      <text:p text:style-name="P22"><text:span text:style-name="Source_20_Text"><text:span text:style-name="T1">sizeof.longdouble</text:span></text:span><text:span text:style-name="T1"> only tells you the amount of storage allocated for a long double. Often what is stored is the 80-bit extended double type of IEC 60559, padded to the double alignment used on the platform — this seems to be the case for the common </text:span><text:span text:style-name="T4">R</text:span><text:span text:style-name="T1"> platforms using ix86 and x86_64 chips. There are other implementation of long double, usually in software for example on Sparc Solaris and AIX.</text:span></text:p>
      <text:p text:style-name="P22"><text:span text:style-name="T1">Note that it is legal for a platform to have a </text:span><text:span text:style-name="Source_20_Text"><text:span text:style-name="T1">long double</text:span></text:span><text:span text:style-name="T1"> C type which is identical to the </text:span><text:span text:style-name="Source_20_Text"><text:span text:style-name="T1">double</text:span></text:span><text:span text:style-name="T1"> type — this happens on ARM cpus. In that case </text:span><text:a xlink:type="simple" xlink:href="http://127.0.0.1:12571/help/library/base/help/capabilities" text:style-name="Internet_20_link" text:visited-style-name="Visited_20_Internet_20_Link"><text:span text:style-name="Source_20_Text">capabilities</text:span></text:a><text:span text:style-name="Source_20_Text"><text:span text:style-name="T1">("long.double")</text:span></text:span><text:span text:style-name="T1"> will be false but on versions of </text:span><text:span text:style-name="T4">R</text:span><text:span text:style-name="T1"> prior to 4.0.4, </text:span><text:span text:style-name="Source_20_Text"><text:span text:style-name="T1">.Machine</text:span></text:span><text:span text:style-name="T1"> may contain </text:span><text:span text:style-name="Source_20_Text"><text:span text:style-name="T1">"longdouble.&lt;kind&gt;"</text:span></text:span><text:span text:style-name="T1"> elements.</text:span></text:p>
      <text:h text:style-name="P4" text:outline-level="3">Source</text:h>
      <text:p text:style-name="P2">Uses a C translation of Fortran code in the reference, modified by the R Core Team to defeat over-optimization in modern compilers.</text:p>
      <text:h text:style-name="P4" text:outline-level="3">References</text:h>
      <text:p text:style-name="P22"><text:span text:style-name="T1">Cody, W. J. (1988). MACHAR: A subroutine to dynamically determine machine parameters. </text:span><text:span text:style-name="Emphasis"><text:span text:style-name="T1">Transactions on Mathematical Software</text:span></text:span><text:span text:style-name="T1">, </text:span><text:span text:style-name="T4">14</text:span><text:span text:style-name="T1">(4), 303–311. </text:span><text:a xlink:type="simple" xlink:href="https://doi.org/10.1145/50063.51907" text:style-name="Internet_20_link" text:visited-style-name="Visited_20_Internet_20_Link">doi:10.1145/50063.51907</text:a><text:span text:style-name="T1">.</text:span></text:p>
      <text:h text:style-name="P4" text:outline-level="3">See Also</text:h>
      <text:p text:style-name="P22"><text:a xlink:type="simple" xlink:href="http://127.0.0.1:12571/help/library/base/help/.Platform" text:style-name="Internet_20_link" text:visited-style-name="Visited_20_Internet_20_Link"><text:span text:style-name="Source_20_Text"><text:span text:style-name="T1">.Platform</text:span></text:span></text:a><text:span text:style-name="T1"> for details of the platform.</text:span></text:p>
      <text:h text:style-name="P4" text:outline-level="3">Examples</text:h>
      <text:p text:style-name="P22"><text:a xlink:type="simple" xlink:href="http://127.0.0.1:12571/help/library/base/Example/.Machine" text:style-name="Internet_20_link" text:visited-style-name="Visited_20_Internet_20_Link"><text:span text:style-name="T1">Run examples</text:span></text:a></text:p>
      <text:p text:style-name="P10"><text:span text:style-name="Source_20_Text"><text:span text:style-name="T1">.Machine</text:span></text:span></text:p>
      <text:p text:style-name="P11"><text:span text:style-name="Source_20_Text"><text:span text:style-name="T5">## or for a neat printout</text:span></text:span></text:p>
      <text:p text:style-name="P12"><text:span text:style-name="Source_20_Text"><text:span text:style-name="T1">noquote</text:span></text:span><text:span text:style-name="Source_20_Text"><text:span text:style-name="T6">(</text:span></text:span><text:span text:style-name="Source_20_Text"><text:span text:style-name="T1">unlist</text:span></text:span><text:span text:style-name="Source_20_Text"><text:span text:style-name="T6">(</text:span></text:span><text:span text:style-name="Source_20_Text"><text:span text:style-name="T1">format</text:span></text:span><text:span text:style-name="Source_20_Text"><text:span text:style-name="T6">(</text:span></text:span><text:span text:style-name="Source_20_Text"><text:span text:style-name="T1">.Machine</text:span></text:span><text:span text:style-name="Source_20_Text"><text:span text:style-name="T6">)))</text:span></text:span></text:p>
      <text:p text:style-name="P5"/>
      <text:p text:style-name="P23"><text:span text:style-name="T1">[Package </text:span><text:span text:style-name="Emphasis"><text:span text:style-name="T1">base</text:span></text:span><text:span text:style-name="T1"> version 4.3.0 </text:span><text:a xlink:type="simple" xlink:href="http://127.0.0.1:12571/help/library/base/html/00Index.html" text:style-name="Internet_20_link" text:visited-style-name="Visited_20_Internet_20_Link">Index</text:a><text:span text:style-name="T1">]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5-20T22:43:53.630324924</meta:creation-date>
    <dc:date>2023-05-21T14:13:40.294859628</dc:date>
    <meta:editing-duration>PT38M50S</meta:editing-duration>
    <meta:editing-cycles>4</meta:editing-cycles>
    <meta:generator>LibreOffice/7.3.2.2$MacOSX_X86_64 LibreOffice_project/49f2b1bff42cfccbd8f788c8dc32c1c309559be0</meta:generator>
    <meta:document-statistic meta:table-count="2" meta:image-count="0" meta:object-count="0" meta:page-count="4" meta:paragraph-count="97" meta:word-count="1511" meta:character-count="9478" meta:non-whitespace-character-count="8059"/>
  </office:meta>
</office:document-meta>
</file>